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c3be" officeooo:paragraph-rsid="0013c3b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3c3be" officeooo:paragraph-rsid="0013c3b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60679" officeooo:paragraph-rsid="0016067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3c3be" officeooo:paragraph-rsid="0013c3b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60679" officeooo:paragraph-rsid="00160679" style:font-weight-asian="normal" style:font-weight-complex="normal"/>
    </style:style>
    <style:style style:name="P6" style:family="paragraph" style:parent-style-name="Standard">
      <style:text-properties fo:font-weight="normal" officeooo:rsid="0013c3be" officeooo:paragraph-rsid="0013c3be" style:font-weight-asian="normal" style:font-weight-complex="normal"/>
    </style:style>
    <style:style style:name="P7" style:family="paragraph" style:parent-style-name="Standard">
      <style:text-properties fo:font-weight="normal" officeooo:rsid="00160679" officeooo:paragraph-rsid="00160679" style:font-weight-asian="normal" style:font-weight-complex="normal"/>
    </style:style>
    <style:style style:name="P8" style:family="paragraph" style:parent-style-name="Standard">
      <style:text-properties fo:font-weight="normal" officeooo:rsid="0017905c" officeooo:paragraph-rsid="0017905c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13c3be" officeooo:paragraph-rsid="00160679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3c3be" officeooo:paragraph-rsid="0013c3be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3c3be" officeooo:paragraph-rsid="0017905c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60679" officeooo:paragraph-rsid="00160679" style:font-weight-asian="normal" style:font-weight-complex="normal"/>
    </style:style>
    <style:style style:name="T1" style:family="text">
      <style:text-properties officeooo:rsid="00160679"/>
    </style:style>
    <style:style style:name="T2" style:family="text">
      <style:text-properties officeooo:rsid="00193a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ery Drainage</text:p>
      <text:p text:style-name="P1"/>
      <text:p text:style-name="P6">Note: It was difficult to find anything <text:span text:style-name="T2">for drainage </text:span>that didn’t use either Avast or AVG as its source (from the past year).</text:p>
      <text:p text:style-name="P6"/>
      <text:p text:style-name="P7">Found an AMAZING resource for APP ranking:</text:p>
      <text:p text:style-name="P7"><text:a xlink:type="simple" xlink:href="https://www.similarweb.com/apps/top/google/app-index/us/all/top-free" text:style-name="Internet_20_link" text:visited-style-name="Visited_20_Internet_20_Link">https://www.similarweb.com/apps/top/google/app-index/us/all/top-free</text:a></text:p>
      <text:p text:style-name="P7"/>
      <text:p text:style-name="P8">Installed AccuBattery App</text:p>
      <text:p text:style-name="P6"/>
      <text:p text:style-name="P3">Most Popular, Android</text:p>
      <text:p text:style-name="P5"/>
      <text:list xml:id="list2905732646" text:style-name="L1">
        <text:list-item>
          <text:p text:style-name="P9">Facebook and Facebook Messenger</text:p>
        </text:list-item>
        <text:list-item>
          <text:p text:style-name="P12">Instagram</text:p>
        </text:list-item>
        <text:list-item>
          <text:p text:style-name="P12">Snapchat</text:p>
        </text:list-item>
        <text:list-item>
          <text:p text:style-name="P12">Spotify</text:p>
        </text:list-item>
        <text:list-item>
          <text:p text:style-name="P12">Fitbit</text:p>
        </text:list-item>
        <text:list-item>
          <text:p text:style-name="P12">Netflix</text:p>
        </text:list-item>
        <text:list-item>
          <text:p text:style-name="P12">Pandora</text:p>
        </text:list-item>
      </text:list>
      <text:p text:style-name="P1"/>
      <text:p text:style-name="P2">Worst <text:span text:style-name="T1">for Drainage, Android</text:span></text:p>
      <text:p text:style-name="P4"/>
      <text:list xml:id="list113605514545973" text:continue-numbering="true" text:style-name="L1">
        <text:list-item>
          <text:p text:style-name="P10">Amazon Shopping</text:p>
        </text:list-item>
        <text:list-item>
          <text:p text:style-name="P10">Facebook and Facebook Messenger</text:p>
        </text:list-item>
        <text:list-item>
          <text:p text:style-name="P10">Netflix</text:p>
        </text:list-item>
        <text:list-item>
          <text:p text:style-name="P11">Snapchat</text:p>
        </text:list-item>
        <text:list-item>
          <text:p text:style-name="P11">Clean Master, Power Battery</text:p>
        </text:list-item>
        <text:list-item>
          <text:p text:style-name="P11">Samsung Built in Apps (Beaming, ChatON, WatchOn, etc)</text:p>
        </text:list-item>
        <text:list-item>
          <text:p text:style-name="P11">Built in Google Apps (Maps, Music, Newstand)</text:p>
        </text:list-item>
      </text:list>
      <text:p text:style-name="P4"/>
      <text:p text:style-name="P4"/>
      <text:p text:style-name="P3">Most Popular, iPhone</text:p>
      <text:p text:style-name="P5"/>
      <text:list xml:id="list113604735951668" text:continue-numbering="true" text:style-name="L1">
        <text:list-item>
          <text:p text:style-name="P12">Bitmoji</text:p>
        </text:list-item>
        <text:list-item>
          <text:p text:style-name="P12">Snapchat</text:p>
        </text:list-item>
        <text:list-item>
          <text:p text:style-name="P12">YouTube</text:p>
        </text:list-item>
        <text:list-item>
          <text:p text:style-name="P12">Facebook and Facebook Messenger</text:p>
        </text:list-item>
        <text:list-item>
          <text:p text:style-name="P12">Instagram</text:p>
        </text:list-item>
        <text:list-item>
          <text:p text:style-name="P12">Google Maps</text:p>
        </text:list-item>
        <text:list-item>
          <text:p text:style-name="P12">Netflix</text:p>
        </text:list-item>
        <text:list-item>
          <text:p text:style-name="P12">Spotify</text:p>
        </text:list-item>
        <text:list-item>
          <text:p text:style-name="P12">Uber</text:p>
        </text:list-item>
        <text:list-item>
          <text:p text:style-name="P12">WhatsApp</text:p>
        </text:list-item>
        <text:list-item>
          <text:p text:style-name="P12">Paytm</text:p>
        </text:list-item>
        <text:list-item>
          <text:p text:style-name="P12">SHAREit</text:p>
        </text:list-item>
        <text:list-item>
          <text:p text:style-name="P12">Amazon Shopping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40.771847674</meta:creation-date>
    <dc:date>2018-10-19T12:59:31.963309663</dc:date>
    <meta:editing-duration>PT26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29" meta:character-count="757" meta:non-whitespace-character-count="691"/>
  </office:meta>
</office:document-meta>
</file>